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headline2">
      <style:graphic-properties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command">
      <style:graphic-properties draw:textarea-horizontal-align="left" draw:auto-grow-height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6" style:family="graphic" style:parent-style-name="command">
      <style:graphic-properties draw:textarea-horizontal-align="left" draw:auto-grow-height="true" fo:min-height="0.25cm" fo:min-width="0cm"/>
    </style:style>
    <style:style style:name="gr7" style:family="graphic" style:parent-style-name="Activity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Function">
      <style:graphic-properties draw:textarea-horizontal-align="center" draw:textarea-vertical-align="middle"/>
    </style:style>
    <style:style style:name="gr11" style:family="graphic" style:parent-style-name="Function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1.2cm" fo:margin-right="0cm" fo:text-align="start" text:enable-numbering="true" fo:text-indent="-0.6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text:enable-numbering="false" fo:text-indent="0cm"/>
    </style:style>
    <style:style style:name="P7" style:family="paragraph">
      <style:paragraph-properties fo:text-align="center"/>
      <style:text-properties fo:font-weight="bold"/>
    </style:style>
    <style:style style:name="P8" style:family="paragraph">
      <style:paragraph-properties fo:margin-left="0cm" fo:margin-right="0cm" fo:text-align="justify" text:enable-numbering="false" fo:text-indent="0cm"/>
    </style:style>
    <style:style style:name="P9" style:family="paragraph">
      <style:paragraph-properties fo:margin-left="0cm" fo:margin-right="0cm" fo:text-align="start" text:enable-numbering="true" fo:text-indent="0cm"/>
    </style:style>
    <style:style style:name="P10" style:family="paragraph">
      <style:paragraph-properties fo:margin-left="0cm" fo:margin-right="0cm" fo:text-align="start" text:enable-numbering="true" fo:text-indent="0cm"/>
      <style:text-properties fo:font-size="8pt" style:font-size-asian="8pt" style:font-size-complex="18pt"/>
    </style:style>
    <style:style style:name="P11" style:family="paragraph">
      <style:paragraph-properties fo:margin-left="0cm" fo:margin-right="0cm" fo:text-align="justify" text:enable-numbering="true" fo:text-indent="0cm"/>
    </style:style>
    <style:style style:name="P12" style:family="paragraph">
      <style:paragraph-properties fo:margin-left="0cm" fo:margin-right="0cm" fo:text-align="justify" text:enable-numbering="true" fo:text-indent="0cm"/>
      <style:text-properties fo:font-size="8pt" style:font-size-asian="8pt" style:font-size-complex="18pt"/>
    </style:style>
    <style:style style:name="P13" style:family="paragraph">
      <style:paragraph-properties fo:margin-left="0cm" fo:margin-right="0cm" fo:text-align="center" text:enable-numbering="true" fo:text-indent="0cm"/>
    </style:style>
    <style:style style:name="P14" style:family="paragraph">
      <style:paragraph-properties fo:text-align="justify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/>
    </style:style>
    <style:style style:name="T3" style:family="text">
      <style:text-properties fo:font-style="italic" fo:font-weight="normal"/>
    </style:style>
    <style:style style:name="T4" style:family="text">
      <style:text-properties fo:font-size="8pt" fo:font-weight="normal" style:font-size-asian="8pt" style:font-weight-asian="normal" style:font-size-complex="18pt"/>
    </style:style>
    <style:style style:name="T5" style:family="text">
      <style:text-properties fo:font-size="8pt" style:font-size-asian="8pt" style:font-size-complex="18pt"/>
    </style:style>
    <style:style style:name="T6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layer="layout" svg:width="2.644cm" svg:height="0.814cm" svg:x="3.2cm" svg:y="1.1cm">
          <draw:text-box>
            <text:p text:style-name="P1">Receptor</text:p>
          </draw:text-box>
        </draw:frame>
        <draw:frame draw:style-name="gr1" draw:layer="layout" svg:width="2.119cm" svg:height="0.814cm" svg:x="14cm" svg:y="1.1cm">
          <draw:text-box>
            <text:p text:style-name="P1">Ligand</text:p>
          </draw:text-box>
        </draw:frame>
        <draw:rect draw:style-name="gr2" draw:text-style-name="P5" draw:id="id10" draw:layer="layout" svg:width="2.5cm" svg:height="2cm" svg:x="11.5cm" svg:y="2.2cm">
          <text:list text:style-name="L1">
            <text:list-item>
              <text:p text:style-name="P2"><text:span text:style-name="T1">MOL2 file</text:span></text:p>
            </text:list-item>
          </text:list>
          <text:list text:style-name="L1">
            <text:list-item>
              <text:p text:style-name="P3">charged</text:p>
            </text:list-item>
          </text:list>
          <text:list text:style-name="L1">
            <text:list-item>
              <text:list>
                <text:list-item>
                  <text:p text:style-name="P4">MQEQ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4">MO</text:p>
                </text:list-item>
              </text:list>
            </text:list-item>
          </text:list>
        </draw:rect>
        <draw:rect draw:style-name="gr2" draw:text-style-name="P5" draw:id="id12" draw:layer="layout" svg:width="2cm" svg:height="1cm" svg:x="17cm" svg:y="2.2cm">
          <text:p text:style-name="P3"><text:span text:style-name="T1">Mol2 file</text:span></text:p>
          <text:p text:style-name="P3"><text:span text:style-name="T2">non charge</text:span></text:p>
        </draw:rect>
        <draw:rect draw:style-name="gr2" draw:text-style-name="P7" draw:id="id1" draw:layer="layout" svg:width="2cm" svg:height="0.5cm" svg:x="3.5cm" svg:y="7.8cm">
          <text:p text:style-name="P6"><text:span text:style-name="T1">PDBQT file</text:span></text:p>
        </draw:rect>
        <draw:rect draw:style-name="gr2" draw:text-style-name="P5" draw:id="id14" draw:layer="layout" svg:width="2.5cm" svg:height="0.6cm" svg:x="14cm" svg:y="7.7cm">
          <text:p text:style-name="P8"><text:span text:style-name="T1">PDBQT file</text:span></text:p>
        </draw:rect>
        <draw:frame draw:style-name="gr3" draw:layer="layout" svg:width="0.836cm" svg:height="0.607cm" svg:x="12.364cm" svg:y="5cm">
          <draw:text-box>
            <text:p text:style-name="P1">-C</text:p>
          </draw:text-box>
        </draw:frame>
        <draw:frame draw:style-name="gr3" draw:layer="layout" svg:width="3.597cm" svg:height="1.319cm" svg:x="16.403cm" svg:y="8.881cm">
          <draw:text-box>
            <text:p text:style-name="P1">Change active torsion</text:p>
            <text:p text:style-name="P1"><text:s text:c="2"/>-B</text:p>
            <text:p text:style-name="P1"><text:s text:c="2"/>-R</text:p>
          </draw:text-box>
        </draw:frame>
        <draw:frame draw:style-name="gr3" draw:layer="layout" svg:width="3.863cm" svg:height="0.607cm" svg:x="6.137cm" svg:y="12.2cm">
          <draw:text-box>
            <text:p text:style-name="P1">-p parameter=newvalue</text:p>
          </draw:text-box>
        </draw:frame>
        <draw:rect draw:style-name="gr2" draw:text-style-name="P5" draw:id="id6" draw:layer="layout" svg:width="4cm" svg:height="1cm" svg:x="6cm" svg:y="14.5cm">
          <text:p text:style-name="P2"><text:span text:style-name="T1">GPF</text:span></text:p>
          <text:p text:style-name="P2">(grid parameter file)</text:p>
        </draw:rect>
        <draw:rect draw:style-name="gr2" draw:text-style-name="P5" draw:id="id15" draw:layer="layout" svg:width="4.5cm" svg:height="1cm" svg:x="12.5cm" svg:y="14.5cm">
          <text:p text:style-name="P2"><text:span text:style-name="T1">DPF</text:span></text:p>
          <text:p text:style-name="P2">(docking parameter file)</text:p>
        </draw:rect>
        <draw:connector draw:style-name="gr4" draw:text-style-name="P5" draw:layer="layout" draw:type="line" svg:x1="4.5cm" svg:y1="8.3cm" svg:x2="5cm" svg:y2="10.7cm" draw:start-shape="id1" draw:start-glue-point="2" draw:end-shape="id2" draw:end-glue-point="0">
          <text:p text:style-name="P1"/>
        </draw:connector>
        <draw:rect draw:style-name="gr2" draw:text-style-name="P7" draw:id="id20" draw:layer="layout" svg:width="3cm" svg:height="1cm" svg:x="8cm" svg:y="26cm">
          <text:p text:style-name="P2"><text:span text:style-name="T1">Result FIle</text:span></text:p>
        </draw:rect>
        <draw:rect draw:style-name="gr2" draw:text-style-name="P5" draw:id="id18" draw:layer="layout" svg:width="4cm" svg:height="2cm" svg:x="6cm" svg:y="19.7cm">
          <text:list text:style-name="L1">
            <text:list-item>
              <text:p text:style-name="P2"><text:span text:style-name="T1">A set of grid maps</text:span></text:p>
            </text:list-item>
          </text:list>
          <text:list text:style-name="L1">
            <text:list-item>
              <text:p text:style-name="P9"><text:s/>The map files(*.map)</text:p>
            </text:list-item>
          </text:list>
          <text:list text:style-name="L1">
            <text:list-item>
              <text:p text:style-name="P9"><text:s/>The grid size file(*.xyz)</text:p>
            </text:list-item>
          </text:list>
          <text:list text:style-name="L1">
            <text:list-item>
              <text:p text:style-name="P9"><text:s/>The grid field file(*.fld)</text:p>
            </text:list-item>
          </text:list>
        </draw:rect>
        <draw:rect draw:style-name="gr2" draw:text-style-name="P7" draw:id="id3" draw:layer="layout" svg:width="3cm" svg:height="0.5cm" svg:x="1cm" svg:y="12.7cm">
          <text:p text:style-name="P2"><text:span text:style-name="T1">Reference GPF</text:span></text:p>
        </draw:rect>
        <draw:connector draw:style-name="gr4" draw:text-style-name="P5" draw:layer="layout" draw:type="line" svg:x1="2.5cm" svg:y1="12.7cm" svg:x2="2.5cm" svg:y2="11.2cm" draw:start-shape="id3" draw:start-glue-point="0" draw:end-shape="id2">
          <text:p text:style-name="P1"/>
        </draw:connector>
        <draw:rect draw:style-name="gr2" draw:text-style-name="P7" draw:id="id4" draw:layer="layout" svg:width="3.5cm" svg:height="0.5cm" svg:x="16.5cm" svg:y="12.7cm">
          <text:p text:style-name="P2"><text:span text:style-name="T1">Template DPF</text:span></text:p>
        </draw:rect>
        <draw:connector draw:style-name="gr4" draw:text-style-name="P5" draw:layer="layout" draw:type="line" svg:x1="18.25cm" svg:y1="12.7cm" svg:x2="18cm" svg:y2="11.307cm" draw:start-shape="id4" draw:end-shape="id5" draw:end-glue-point="1">
          <text:p text:style-name="P1"/>
        </draw:connector>
        <draw:connector draw:style-name="gr4" draw:text-style-name="P5" draw:layer="layout" draw:type="line" svg:x1="8cm" svg:y1="15.5cm" svg:x2="8cm" svg:y2="17cm" draw:start-shape="id6" draw:start-glue-point="2" draw:end-shape="id7">
          <text:p text:style-name="P1"/>
        </draw:connector>
        <draw:connector draw:style-name="gr4" draw:text-style-name="P5" draw:layer="layout" draw:type="line" svg:x1="4.5cm" svg:y1="3.5cm" svg:x2="4.5cm" svg:y2="5cm" draw:start-shape="id8" draw:start-glue-point="2" draw:end-shape="id9" draw:end-glue-point="0">
          <text:p text:style-name="P1"/>
        </draw:connector>
        <draw:connector draw:style-name="gr4" draw:text-style-name="P5" draw:layer="layout" draw:type="line" svg:x1="12.75cm" svg:y1="4.2cm" svg:x2="13.5cm" svg:y2="5.8cm" draw:start-shape="id10" draw:start-glue-point="2" draw:end-shape="id11" draw:end-glue-point="3">
          <text:p text:style-name="P1"/>
        </draw:connector>
        <draw:connector draw:style-name="gr4" draw:text-style-name="P5" draw:layer="layout" draw:type="line" svg:x1="18cm" svg:y1="3.2cm" svg:x2="17cm" svg:y2="5.8cm" draw:start-shape="id12" draw:start-glue-point="2" draw:end-shape="id11" draw:end-glue-point="1">
          <text:p text:style-name="P1"/>
        </draw:connector>
        <draw:line draw:style-name="gr5" draw:text-style-name="P5" draw:layer="layout" svg:x1="10.3cm" svg:y1="2.6cm" svg:x2="10.3cm" svg:y2="11.1cm">
          <text:p text:style-name="P1"/>
        </draw:line>
        <draw:frame draw:style-name="gr3" draw:layer="layout" svg:width="0.786cm" svg:height="0.607cm" svg:x="7.214cm" svg:y="16.393cm">
          <draw:text-box>
            <text:p text:style-name="P1">-p</text:p>
          </draw:text-box>
        </draw:frame>
        <draw:frame draw:style-name="gr3" draw:layer="layout" svg:width="0.68cm" svg:height="0.607cm" svg:x="16.62cm" svg:y="4.8cm">
          <draw:text-box>
            <text:p text:style-name="P1">-l</text:p>
          </draw:text-box>
        </draw:frame>
        <draw:frame draw:style-name="gr3" draw:layer="layout" svg:width="0.68cm" svg:height="0.607cm" svg:x="12.82cm" svg:y="5.693cm">
          <draw:text-box>
            <text:p text:style-name="P1">-l</text:p>
          </draw:text-box>
        </draw:frame>
        <draw:frame draw:style-name="gr3" draw:layer="layout" svg:width="0.963cm" svg:height="0.607cm" svg:x="14.437cm" svg:y="6.293cm">
          <draw:text-box>
            <text:p text:style-name="P1">[-o]</text:p>
          </draw:text-box>
        </draw:frame>
        <draw:frame draw:style-name="gr3" draw:layer="layout" svg:width="0.714cm" svg:height="0.607cm" svg:x="4.5cm" svg:y="4.5cm">
          <draw:text-box>
            <text:p text:style-name="P1">-r</text:p>
          </draw:text-box>
        </draw:frame>
        <draw:frame draw:style-name="gr3" draw:layer="layout" svg:width="0.963cm" svg:height="0.607cm" svg:x="4.437cm" svg:y="6cm">
          <draw:text-box>
            <text:p text:style-name="P1">[-o]</text:p>
          </draw:text-box>
        </draw:frame>
        <draw:frame draw:style-name="gr3" draw:layer="layout" svg:width="0.68cm" svg:height="0.607cm" svg:x="14.82cm" svg:y="10.2cm">
          <draw:text-box>
            <text:p text:style-name="P1">-l</text:p>
          </draw:text-box>
        </draw:frame>
        <draw:frame draw:style-name="gr3" draw:layer="layout" svg:width="0.714cm" svg:height="0.607cm" svg:x="4.286cm" svg:y="10.2cm">
          <draw:text-box>
            <text:p text:style-name="P1">-r</text:p>
          </draw:text-box>
        </draw:frame>
        <draw:frame draw:style-name="gr3" draw:layer="layout" svg:width="0.963cm" svg:height="0.607cm" svg:x="5.537cm" svg:y="11.7cm">
          <draw:text-box>
            <text:p text:style-name="P1">[-o]</text:p>
          </draw:text-box>
        </draw:frame>
        <draw:rect draw:style-name="gr2" draw:text-style-name="P5" draw:id="id13" draw:layer="layout" svg:width="2.5cm" svg:height="1cm" svg:x="1cm" svg:y="17cm">
          <text:p text:style-name="P2"><text:span text:style-name="T1">GLG</text:span></text:p>
          <text:p text:style-name="P2">(grid log file)</text:p>
        </draw:rect>
        <draw:frame draw:style-name="gr3" draw:layer="layout" svg:width="0.68cm" svg:height="0.607cm" svg:x="4.82cm" svg:y="16.893cm">
          <draw:text-box>
            <text:p text:style-name="P1">-l</text:p>
          </draw:text-box>
        </draw:frame>
        <draw:connector draw:style-name="gr4" draw:text-style-name="P5" draw:layer="layout" draw:type="line" svg:x1="5.5cm" svg:y1="17.5cm" svg:x2="3.5cm" svg:y2="17.5cm" draw:start-shape="id7" draw:end-shape="id13">
          <text:p text:style-name="P1"/>
        </draw:connector>
        <draw:rect draw:style-name="gr2" draw:text-style-name="P5" draw:id="id17" draw:layer="layout" svg:width="3.5cm" svg:height="1cm" svg:x="13cm" svg:y="23.2cm">
          <text:p text:style-name="P2"><text:span text:style-name="T1">DLG</text:span></text:p>
          <text:p text:style-name="P2">(docking log file)</text:p>
        </draw:rect>
        <draw:connector draw:style-name="gr4" draw:text-style-name="P5" draw:layer="layout" draw:type="line" svg:x1="4.5cm" svg:y1="8.3cm" svg:x2="11.5cm" svg:y2="11.307cm" draw:start-shape="id1" draw:start-glue-point="2" draw:end-shape="id5">
          <text:p text:style-name="P1"/>
        </draw:connector>
        <draw:connector draw:style-name="gr4" draw:text-style-name="P5" draw:layer="layout" draw:type="line" svg:x1="15.25cm" svg:y1="8.3cm" svg:x2="14.75cm" svg:y2="10.807cm" draw:start-shape="id14" draw:start-glue-point="2" draw:end-shape="id5" draw:end-glue-point="0">
          <text:p text:style-name="P1"/>
        </draw:connector>
        <draw:frame draw:style-name="gr3" draw:layer="layout" svg:width="0.858cm" svg:height="0.607cm" svg:x="17cm" svg:y="11.807cm">
          <draw:text-box>
            <text:p text:style-name="P1">[-i]</text:p>
          </draw:text-box>
        </draw:frame>
        <draw:frame draw:style-name="gr3" draw:layer="layout" svg:width="0.963cm" svg:height="0.607cm" svg:x="14.637cm" svg:y="11.793cm">
          <draw:text-box>
            <text:p text:style-name="P1">[-o]</text:p>
          </draw:text-box>
        </draw:frame>
        <draw:connector draw:style-name="gr4" draw:text-style-name="P5" draw:layer="layout" draw:type="line" svg:x1="14.75cm" svg:y1="15.5cm" svg:x2="14.75cm" svg:y2="19.7cm" draw:start-shape="id15" draw:start-glue-point="2" draw:end-shape="id16" draw:end-glue-point="0">
          <text:p text:style-name="P1"/>
        </draw:connector>
        <draw:frame draw:style-name="gr3" draw:layer="layout" svg:width="0.786cm" svg:height="0.607cm" svg:x="14cm" svg:y="19.2cm">
          <draw:text-box>
            <text:p text:style-name="P1">-p</text:p>
          </draw:text-box>
        </draw:frame>
        <draw:frame draw:style-name="gr6" draw:text-style-name="P1" draw:layer="layout" svg:width="0.68cm" svg:height="0.607cm" svg:x="14cm" svg:y="21.7cm">
          <draw:text-box>
            <text:p text:style-name="P1">-l</text:p>
          </draw:text-box>
        </draw:frame>
        <draw:frame draw:style-name="gr3" draw:layer="layout" svg:width="0.858cm" svg:height="0.607cm" svg:x="2.5cm" svg:y="11.7cm">
          <draw:text-box>
            <text:p text:style-name="P1">[-i]</text:p>
          </draw:text-box>
        </draw:frame>
        <draw:rect draw:style-name="gr7" draw:text-style-name="P5" draw:id="id16" draw:layer="layout" svg:width="3.5cm" svg:height="2cm" svg:x="13cm" svg:y="19.7cm" draw:corner-radius="0.5cm">
          <text:p text:style-name="P2"><text:span text:style-name="T1">docking simulation</text:span></text:p>
          <text:p text:style-name="P2"><text:span text:style-name="T3">autodock4</text:span></text:p>
        </draw:rect>
        <draw:connector draw:style-name="gr4" draw:text-style-name="P5" draw:layer="layout" draw:type="line" svg:x1="14.75cm" svg:y1="21.7cm" svg:x2="14.75cm" svg:y2="23.2cm" draw:start-shape="id16" draw:start-glue-point="2" draw:end-shape="id17" draw:end-glue-point="0">
          <text:p text:style-name="P1"/>
        </draw:connector>
        <draw:connector draw:style-name="gr4" draw:text-style-name="P5" draw:layer="layout" draw:type="line" svg:x1="10cm" svg:y1="20.7cm" svg:x2="13cm" svg:y2="20.7cm" draw:start-shape="id18" draw:end-shape="id16">
          <text:p text:style-name="P1"/>
        </draw:connector>
        <draw:rect draw:style-name="gr7" draw:text-style-name="P5" draw:id="id5" draw:layer="layout" svg:width="6.5cm" svg:height="1cm" svg:x="11.5cm" svg:y="10.807cm" draw:corner-radius="0.5cm">
          <text:p text:style-name="P2"><text:span text:style-name="T1">Generate docking parameter file</text:span></text:p>
          <text:p text:style-name="P2"><text:span text:style-name="T3">prepare_dpf4.py</text:span></text:p>
        </draw:rect>
        <draw:rect draw:style-name="gr7" draw:text-style-name="P5" draw:id="id11" draw:layer="layout" svg:width="3.5cm" svg:height="1cm" svg:x="13.5cm" svg:y="5.3cm" draw:corner-radius="0.5cm">
          <text:p text:style-name="P2"><text:span text:style-name="T1">Prepare ligand</text:span></text:p>
          <text:p text:style-name="P2"><text:span text:style-name="T3">prepare_ligand4.py</text:span></text:p>
        </draw:rect>
        <draw:rect draw:style-name="gr7" draw:text-style-name="P5" draw:id="id2" draw:layer="layout" svg:width="5cm" svg:height="1cm" svg:x="2.5cm" svg:y="10.7cm" draw:corner-radius="0.5cm">
          <text:p text:style-name="P2"><text:span text:style-name="T1">Generate grid parameter file</text:span></text:p>
          <text:p text:style-name="P2"><text:span text:style-name="T3">prepare_gpf4.py</text:span></text:p>
        </draw:rect>
        <draw:rect draw:style-name="gr7" draw:text-style-name="P5" draw:id="id9" draw:layer="layout" svg:width="4cm" svg:height="1cm" svg:x="2.5cm" svg:y="5cm" draw:corner-radius="0.5cm">
          <text:p text:style-name="P2"><text:span text:style-name="T1">Prepare receptor</text:span></text:p>
          <text:p text:style-name="P2"><text:span text:style-name="T3">prepare_receptor4.py</text:span></text:p>
        </draw:rect>
        <draw:connector draw:style-name="gr4" draw:text-style-name="P5" draw:layer="layout" draw:type="line" svg:x1="4.5cm" svg:y1="6cm" svg:x2="4.5cm" svg:y2="7.8cm" draw:start-shape="id9" draw:start-glue-point="2" draw:end-shape="id1">
          <text:p text:style-name="P1"/>
        </draw:connector>
        <draw:frame draw:style-name="gr8" draw:text-style-name="P10" draw:layer="layout" svg:width="4.722cm" svg:height="1.841cm" svg:x="5.5cm" svg:y="6.359cm">
          <draw:text-box>
            <text:list text:style-name="L1">
              <text:list-item>
                <text:p text:style-name="P9"><text:span text:style-name="T4"><text:s/></text:span><text:span text:style-name="T4">Structure reconstruction(Amber)</text:span></text:p>
              </text:list-item>
            </text:list>
            <text:list text:style-name="L1">
              <text:list-item>
                <text:list>
                  <text:list-item>
                    <text:p text:style-name="P4"><text:span text:style-name="T4">United ato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4"><text:span text:style-name="T4">Add polar hydrogen</text:span></text:p>
                  </text:list-item>
                </text:list>
              </text:list-item>
            </text:list>
            <text:list text:style-name="L1">
              <text:list-item>
                <text:p text:style-name="P9"><text:span text:style-name="T4"><text:s/></text:span><text:span text:style-name="T4">Add Charge</text:span></text:p>
              </text:list-item>
            </text:list>
            <text:list text:style-name="L1">
              <text:list-item>
                <text:p text:style-name="P9"><text:span text:style-name="T4"><text:s/></text:span><text:span text:style-name="T4">Add AD atomic type</text:span></text:p>
              </text:list-item>
            </text:list>
          </draw:text-box>
        </draw:frame>
        <draw:connector draw:style-name="gr4" draw:text-style-name="P5" draw:layer="layout" draw:type="line" svg:x1="5cm" svg:y1="11.7cm" svg:x2="8cm" svg:y2="14.5cm" draw:start-shape="id2" draw:start-glue-point="2" draw:end-shape="id6" draw:end-glue-point="0">
          <text:p text:style-name="P1"/>
        </draw:connector>
        <draw:connector draw:style-name="gr4" draw:text-style-name="P5" draw:layer="layout" draw:type="line" svg:x1="14.75cm" svg:y1="11.807cm" svg:x2="14.75cm" svg:y2="14.5cm" draw:start-shape="id5" draw:start-glue-point="2" draw:end-shape="id15" draw:end-glue-point="0">
          <text:p text:style-name="P1"/>
        </draw:connector>
        <draw:connector draw:style-name="gr4" draw:text-style-name="P5" draw:layer="layout" draw:type="line" svg:x1="15.25cm" svg:y1="8.3cm" svg:x2="7.5cm" svg:y2="11.2cm" draw:start-shape="id14" draw:start-glue-point="2" draw:end-shape="id2" draw:end-glue-point="1">
          <text:p text:style-name="P1"/>
        </draw:connector>
        <draw:frame draw:style-name="gr8" draw:text-style-name="P12" draw:layer="layout" svg:width="2.597cm" svg:height="1.523cm" svg:x="16.5cm" svg:y="7.2cm">
          <draw:text-box>
            <text:list text:style-name="L1">
              <text:list-item>
                <text:p text:style-name="P11"><text:span text:style-name="T5"><text:s/></text:span><text:span text:style-name="T5">Charge</text:span></text:p>
              </text:list-item>
            </text:list>
            <text:list text:style-name="L1">
              <text:list-item>
                <text:p text:style-name="P11"><text:span text:style-name="T5"><text:s/></text:span><text:span text:style-name="T5">Active torsion</text:span></text:p>
              </text:list-item>
            </text:list>
            <text:list text:style-name="L1">
              <text:list-item>
                <text:p text:style-name="P11"><text:span text:style-name="T5"><text:s/></text:span><text:span text:style-name="T5">Structure</text:span></text:p>
              </text:list-item>
            </text:list>
            <text:list text:style-name="L1">
              <text:list-item>
                <text:p text:style-name="P11"><text:span text:style-name="T5"><text:s/></text:span><text:span text:style-name="T5">AD atomic type</text:span></text:p>
              </text:list-item>
            </text:list>
          </draw:text-box>
        </draw:frame>
        <draw:connector draw:style-name="gr4" draw:text-style-name="P5" draw:layer="layout" draw:type="line" svg:x1="15.25cm" svg:y1="6.3cm" svg:x2="15.25cm" svg:y2="7.7cm" draw:start-shape="id11" draw:end-shape="id14" draw:end-glue-point="0">
          <text:p text:style-name="P1"/>
        </draw:connector>
        <draw:frame draw:style-name="gr3" draw:layer="layout" svg:width="3.863cm" svg:height="0.607cm" svg:x="10cm" svg:y="12.7cm">
          <draw:text-box>
            <text:p text:style-name="P1">-p parameter=newvalue</text:p>
          </draw:text-box>
        </draw:frame>
        <draw:rect draw:style-name="gr7" draw:text-style-name="P5" draw:id="id7" draw:layer="layout" svg:width="5cm" svg:height="1cm" svg:x="5.5cm" svg:y="17cm" draw:corner-radius="0.5cm">
          <text:p text:style-name="P2"><text:span text:style-name="T1">Generate a set of grid maps</text:span></text:p>
          <text:p text:style-name="P2"><text:span text:style-name="T3">autogrid4</text:span></text:p>
        </draw:rect>
        <draw:frame draw:style-name="gr3" draw:layer="layout" svg:width="0.68cm" svg:height="0.607cm" svg:x="7.5cm" svg:y="11.2cm">
          <draw:text-box>
            <text:p text:style-name="P1">-l</text:p>
          </draw:text-box>
        </draw:frame>
        <draw:frame draw:style-name="gr3" draw:layer="layout" svg:width="0.714cm" svg:height="0.607cm" svg:x="10.786cm" svg:y="11.2cm">
          <draw:text-box>
            <text:p text:style-name="P1">-r</text:p>
          </draw:text-box>
        </draw:frame>
        <draw:connector draw:style-name="gr4" draw:text-style-name="P5" draw:layer="layout" draw:type="line" svg:x1="8cm" svg:y1="18cm" svg:x2="8cm" svg:y2="19.7cm" draw:start-shape="id7" draw:end-shape="id18" draw:end-glue-point="0">
          <text:p text:style-name="P1"/>
        </draw:connector>
        <draw:rect draw:style-name="gr7" draw:text-style-name="P5" draw:id="id19" draw:layer="layout" svg:width="3.5cm" svg:height="2cm" svg:x="13cm" svg:y="25.5cm" draw:corner-radius="0.5cm">
          <text:p text:style-name="P2"><text:span text:style-name="T1">Summurize <text:s/>Result</text:span></text:p>
          <text:p text:style-name="P2"><text:span text:style-name="T3">summurize_result4.py</text:span></text:p>
        </draw:rect>
        <draw:connector draw:style-name="gr4" draw:text-style-name="P5" draw:layer="layout" draw:type="line" svg:x1="14.75cm" svg:y1="24.2cm" svg:x2="14.75cm" svg:y2="25.5cm" draw:start-shape="id17" draw:start-glue-point="2" draw:end-shape="id19">
          <text:p text:style-name="P1"/>
        </draw:connector>
        <draw:connector draw:style-name="gr4" draw:text-style-name="P5" draw:layer="layout" draw:type="line" svg:x1="13cm" svg:y1="26.5cm" svg:x2="11cm" svg:y2="26.5cm" draw:start-shape="id19" draw:end-shape="id20" draw:end-glue-point="1">
          <text:p text:style-name="P1"/>
        </draw:connector>
        <draw:frame draw:style-name="gr8" draw:layer="layout" svg:width="0.697cm" svg:height="0.64cm" svg:x="14.7cm" svg:y="25cm">
          <draw:text-box>
            <text:p text:style-name="P1">1</text:p>
          </draw:text-box>
        </draw:frame>
        <draw:frame draw:style-name="gr8" draw:layer="layout" svg:width="1.027cm" svg:height="0.64cm" svg:x="14.6cm" svg:y="24.2cm">
          <draw:text-box>
            <text:p text:style-name="P1">1..*</text:p>
          </draw:text-box>
        </draw:frame>
        <draw:frame draw:style-name="gr8" draw:layer="layout" svg:width="3.664cm" svg:height="0.64cm" svg:x="15.5cm" svg:y="24.5cm">
          <draw:text-box>
            <text:p text:style-name="P1">Specify the directory</text:p>
          </draw:text-box>
        </draw:frame>
        <draw:frame draw:style-name="gr6" draw:text-style-name="P1" draw:layer="layout" svg:width="0.786cm" svg:height="0.607cm" svg:x="13.9cm" svg:y="24.993cm">
          <draw:text-box>
            <text:p text:style-name="P1">-d</text:p>
          </draw:text-box>
        </draw:frame>
        <draw:frame draw:style-name="gr6" draw:text-style-name="P1" draw:layer="layout" svg:width="0.786cm" svg:height="0.607cm" svg:x="12.214cm" svg:y="26cm">
          <draw:text-box>
            <text:p text:style-name="P1">-o</text:p>
          </draw:text-box>
        </draw:frame>
        <draw:custom-shape draw:style-name="gr9" draw:text-style-name="P5" draw:id="id8" draw:layer="layout" svg:width="2cm" svg:height="1cm" svg:x="3.5cm" svg:y="2.5cm">
          <text:list text:style-name="L1">
            <text:list-item>
              <text:p text:style-name="P2"><text:span text:style-name="T1">PDB file</text:span></text:p>
            </text:list-item>
          </text:list>
          <text:list text:style-name="L1">
            <text:list-item>
              <text:p text:style-name="P13"><text:s/>Structure</text:p>
            </text:list-item>
          </text:list>
          <draw:enhanced-geometry svg:viewBox="0 0 21600 21600" draw:glue-points="10800 0 0 10800 10800 21600 21600 10800" draw:text-areas="0 0 21600 ?f11" draw:type="paper" draw:modifiers="18275.262368815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  <draw:page draw:name="page2" draw:style-name="dp1" draw:master-page-name="標準">
        <office:forms form:automatic-focus="false" form:apply-design-mode="false"/>
        <draw:rect draw:style-name="gr2" draw:text-style-name="P5" draw:layer="layout" svg:width="5.5cm" svg:height="1cm" svg:x="3cm" svg:y="2.5cm">
          <text:p text:style-name="P2"><text:span text:style-name="T1">GPF</text:span></text:p>
          <text:p text:style-name="P2">(grid parameter file)</text:p>
        </draw:rect>
        <draw:rect draw:style-name="gr2" draw:text-style-name="P5" draw:layer="layout" svg:width="5.5cm" svg:height="1cm" svg:x="3.5cm" svg:y="9cm">
          <text:p text:style-name="P2"><text:span text:style-name="T1">DPF</text:span></text:p>
          <text:p text:style-name="P2">(docking parameter file)</text:p>
        </draw:rect>
        <draw:rect draw:style-name="gr2" draw:text-style-name="P5" draw:layer="layout" svg:width="2cm" svg:height="2cm" svg:x="13.5cm" svg:y="4cm">
          <text:list text:style-name="L1">
            <text:list-item>
              <text:p text:style-name="P2">Map</text:p>
            </text:list-item>
          </text:list>
          <text:list text:style-name="L1">
            <text:list-item>
              <text:p text:style-name="P9"><text:s/>gpf</text:p>
            </text:list-item>
          </text:list>
          <text:list text:style-name="L1">
            <text:list-item>
              <text:p text:style-name="P9"><text:s/>fld</text:p>
            </text:list-item>
          </text:list>
          <text:list text:style-name="L1">
            <text:list-item>
              <text:p text:style-name="P9">pdbqt</text:p>
            </text:list-item>
          </text:list>
        </draw:rect>
        <draw:rect draw:style-name="gr2" draw:text-style-name="P5" draw:layer="layout" svg:width="2.5cm" svg:height="1cm" svg:x="11cm" svg:y="10.5cm">
          <text:p text:style-name="P2">fld</text:p>
        </draw:rect>
        <draw:rect draw:style-name="gr2" draw:text-style-name="P5" draw:layer="layout" svg:width="2.5cm" svg:height="1cm" svg:x="11cm" svg:y="8.5cm">
          <text:p text:style-name="P2">ligand.pdbqt</text:p>
        </draw:rect>
        <draw:frame draw:style-name="gr8" draw:text-style-name="P14" draw:layer="layout" svg:width="2.949cm" svg:height="2.085cm" svg:x="5cm" svg:y="3.767cm">
          <draw:text-box>
            <text:p text:style-name="P3">出力mapの指定</text:p>
            <text:p text:style-name="P3">出力fieldの指定</text:p>
            <text:p text:style-name="P3"/>
            <text:p text:style-name="P3"/>
            <text:p text:style-name="P3"/>
          </draw:text-box>
        </draw:frame>
        <draw:rect draw:style-name="gr2" draw:text-style-name="P5" draw:id="id23" draw:layer="layout" svg:width="3.5cm" svg:height="1cm" svg:x="2.1cm" svg:y="16.5cm">
          <text:p text:style-name="P6"><text:span text:style-name="T1">Rigid PDBQT file</text:span></text:p>
          <text:p text:style-name="P6">( _rigid.pdbqt )</text:p>
        </draw:rect>
        <draw:rect draw:style-name="gr2" draw:text-style-name="P7" draw:id="id21" draw:layer="layout" svg:width="4.5cm" svg:height="1cm" svg:x="3.5cm" svg:y="13cm">
          <text:p text:style-name="P2"><text:span text:style-name="T1">Receptor PDBQT file</text:span></text:p>
        </draw:rect>
        <draw:rect draw:style-name="gr10" draw:text-style-name="P5" draw:id="id22" draw:layer="layout" svg:width="5cm" svg:height="1cm" svg:x="3.25cm" svg:y="14.8cm" draw:corner-radius="0.5cm">
          <text:p text:style-name="P2">Generate Flexible Receptor</text:p>
          <text:p text:style-name="P2">(<text:span text:style-name="T6">prepare_flexreceptor4.py</text:span>)</text:p>
        </draw:rect>
        <draw:connector draw:style-name="gr11" draw:text-style-name="P5" draw:layer="layout" draw:type="line" svg:x1="5.75cm" svg:y1="14cm" svg:x2="5.75cm" svg:y2="14.8cm" draw:start-shape="id21" draw:end-shape="id22">
          <text:p text:style-name="P1"/>
        </draw:connector>
        <draw:connector draw:style-name="gr11" draw:text-style-name="P5" draw:layer="layout" draw:type="line" svg:x1="5.75cm" svg:y1="15.8cm" svg:x2="3.85cm" svg:y2="16.5cm" draw:start-shape="id22" draw:start-glue-point="2" draw:end-shape="id23" draw:end-glue-point="0">
          <text:p text:style-name="P1"/>
        </draw:connector>
        <draw:frame draw:style-name="gr3" draw:layer="layout" svg:width="0.714cm" svg:height="0.607cm" svg:x="5.686cm" svg:y="13.9cm">
          <draw:text-box>
            <text:p text:style-name="P1">-r</text:p>
          </draw:text-box>
        </draw:frame>
        <draw:rect draw:style-name="gr2" draw:text-style-name="P5" draw:id="id24" draw:layer="layout" svg:width="3.5cm" svg:height="1cm" svg:x="5.8cm" svg:y="16.5cm">
          <text:p text:style-name="P6"><text:s/><text:span text:style-name="T1">Flex PDBQT file</text:span></text:p>
          <text:p text:style-name="P6">( _flex_pdbqt )</text:p>
        </draw:rect>
        <draw:connector draw:style-name="gr11" draw:text-style-name="P5" draw:layer="layout" draw:type="line" svg:x1="5.75cm" svg:y1="15.8cm" svg:x2="7.55cm" svg:y2="16.5cm" draw:start-shape="id22" draw:start-glue-point="2" draw:end-shape="id24" draw:end-glue-point="0">
          <text:p text:style-name="P1"/>
        </draw:connector>
        <draw:frame draw:style-name="gr3" draw:layer="layout" svg:width="0.786cm" svg:height="0.607cm" svg:x="4.485cm" svg:y="15.96cm">
          <draw:text-box>
            <text:p text:style-name="P1">-g</text:p>
          </draw:text-box>
        </draw:frame>
        <draw:frame draw:style-name="gr3" draw:layer="layout" svg:width="0.769cm" svg:height="0.607cm" svg:x="6cm" svg:y="15.96cm">
          <draw:text-box>
            <text:p text:style-name="P1">-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91" draw:fill-image-name="Bitmape_20_1" draw:fill-image-width="0cm" draw:fill-image-height="0cm" draw:auto-grow-width="tru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mmand" style:family="graphic" style:parent-style-name="textbody">
      <style:graphic-properties draw:fill="none" draw:fill-color="#ffff99"/>
      <style:text-properties fo:font-size="9pt" fo:font-style="italic" style:font-size-asian="9pt" style:font-style-asian="italic"/>
    </style:style>
    <style:style style:name="Function" style:family="graphic" style:parent-style-name="textbody">
      <style:graphic-properties draw:stroke="solid" draw:stroke-linejoin="none" draw:fill="solid" draw:fill-color="#ffffcc"/>
      <style:text-properties fo:font-size="10pt" fo:font-style="normal" style:font-size-asian="10pt" style:font-style-asian="normal"/>
    </style:style>
    <style:style style:name="File" style:family="graphic" style:parent-style-name="standard"/>
    <style:style style:name="Activity" style:family="graphic" style:parent-style-name="standard">
      <style:graphic-properties draw:fill="gradient" draw:fill-gradient-name="Square_20_yellow_2f_whit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7-12T12:54:53</meta:creation-date>
    <dc:date>2007-07-26T16:29:30</dc:date>
    <meta:print-date>2007-07-12T14:56:33</meta:print-date>
    <dc:language>en-US</dc:language>
    <meta:editing-cycles>55</meta:editing-cycles>
    <meta:editing-duration>PT9H39M33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